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640000002E3619F103F27EB7A65.jpg" manifest:media-type="image/jpeg"/>
  <manifest:file-entry manifest:full-path="Pictures/1000000100000280000001E0B4B9BE4128528E94.png" manifest:media-type="image/png"/>
  <manifest:file-entry manifest:full-path="Pictures/1000000100000280000001E019F6B2752B9BF78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589cm" svg:height="9.047cm" svg:x="1.161cm" svg:y="0.5cm">
          <draw:image xlink:href="Pictures/1000000000000640000002E3619F103F27EB7A65.jpg" xlink:type="simple" xlink:show="embed" xlink:actuate="onLoad" draw:mime-type="image/jpeg">
            <text:p/>
          </draw:image>
        </draw:frame>
        <draw:frame draw:style-name="gr2" draw:text-style-name="P1" draw:layer="layout" svg:width="17.922cm" svg:height="13.442cm" draw:transform="skewX (-1.54615567205588E-017) rotate (-0.104719755119661) translate (1.676cm -2.492cm)">
          <draw:image xlink:href="Pictures/1000000100000280000001E0B4B9BE4128528E94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9.046cm" svg:x="1.25cm" svg:y="15.25cm">
          <draw:image xlink:href="Pictures/1000000000000640000002E3619F103F27EB7A65.jpg" xlink:type="simple" xlink:show="embed" xlink:actuate="onLoad" draw:mime-type="image/jpeg">
            <text:p/>
          </draw:image>
        </draw:frame>
        <draw:frame draw:style-name="gr2" draw:text-style-name="P1" draw:layer="layout" svg:width="8.396cm" svg:height="6.297cm" svg:x="5.25cm" svg:y="17.453cm">
          <draw:image xlink:href="Pictures/1000000100000280000001E019F6B2752B9BF78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05T11:54:26.524000000</dc:date>
    <meta:editing-duration>PT56M19S</meta:editing-duration>
    <meta:editing-cycles>1</meta:editing-cycles>
    <meta:document-statistic meta:object-count="4"/>
    <meta:generator>LibreOffice/7.6.0.3$Windows_X86_64 LibreOffice_project/69edd8b8ebc41d00b4de3915dc82f8f0fc3b6265</meta:generator>
  </office:meta>
</office:document-meta>
</file>